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E000000394B0D65C39AEB3E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04e0"/>
    </style:style>
    <style:style style:name="P2" style:family="paragraph" style:parent-style-name="Standard">
      <style:text-properties officeooo:paragraph-rsid="000704e0" fo:background-color="#ffff00"/>
    </style:style>
    <style:style style:name="P3" style:family="paragraph" style:parent-style-name="Standard">
      <style:text-properties fo:font-size="11pt" officeooo:paragraph-rsid="000704e0" fo:background-color="#ffff00" style:font-size-asian="11pt"/>
    </style:style>
    <style:style style:name="P4" style:family="paragraph" style:parent-style-name="Standard">
      <style:text-properties fo:font-size="11pt" officeooo:paragraph-rsid="000c7780" fo:background-color="#ffff00" style:font-size-asian="11pt"/>
    </style:style>
    <style:style style:name="P5" style:family="paragraph" style:parent-style-name="Standard">
      <style:text-properties fo:font-size="11pt" officeooo:paragraph-rsid="000704e0" style:font-size-asian="11pt"/>
    </style:style>
    <style:style style:name="P6" style:family="paragraph" style:parent-style-name="Standard">
      <style:text-properties fo:font-size="11pt" officeooo:paragraph-rsid="000c7780" style:font-size-asian="11pt"/>
    </style:style>
    <style:style style:name="P7" style:family="paragraph" style:parent-style-name="Standard">
      <style:text-properties fo:font-size="11pt" fo:font-style="normal" officeooo:paragraph-rsid="000704e0" fo:background-color="#ffff00" style:font-size-asian="11pt" style:font-style-asian="normal"/>
    </style:style>
    <style:style style:name="P8" style:family="paragraph" style:parent-style-name="Standard">
      <style:text-properties fo:font-size="11pt" fo:font-style="normal" officeooo:rsid="00106adf" officeooo:paragraph-rsid="00106adf" fo:background-color="#ffff00" style:font-size-asian="11pt" style:font-style-asian="normal"/>
    </style:style>
    <style:style style:name="P9" style:family="paragraph" style:parent-style-name="Standard">
      <style:text-properties fo:font-size="11pt" fo:font-style="normal" officeooo:paragraph-rsid="001262e6" fo:background-color="#ffff00" style:font-size-asian="11pt" style:font-style-asian="normal"/>
    </style:style>
    <style:style style:name="P10" style:family="paragraph" style:parent-style-name="Standard">
      <style:text-properties fo:font-size="11pt" fo:font-style="normal" officeooo:paragraph-rsid="001638e2" fo:background-color="#ffff00" style:font-size-asian="11pt" style:font-style-asian="normal"/>
    </style:style>
    <style:style style:name="P11" style:family="paragraph" style:parent-style-name="Standard">
      <style:text-properties fo:font-size="11pt" fo:font-style="normal" officeooo:paragraph-rsid="0018ff96" fo:background-color="#ffff00" style:font-size-asian="11pt" style:font-style-asian="normal"/>
    </style:style>
    <style:style style:name="P12" style:family="paragraph" style:parent-style-name="Standard">
      <style:text-properties fo:font-size="11pt" fo:font-style="normal" officeooo:rsid="0018ff96" officeooo:paragraph-rsid="0018ff96" fo:background-color="#ffff00" style:font-size-asian="11pt" style:font-style-asian="normal"/>
    </style:style>
    <style:style style:name="P13" style:family="paragraph" style:parent-style-name="Standard">
      <style:text-properties fo:font-size="11pt" fo:font-style="normal" officeooo:paragraph-rsid="000704e0" style:font-size-asian="11pt" style:font-style-asian="normal"/>
    </style:style>
    <style:style style:name="P14" style:family="paragraph" style:parent-style-name="Standard">
      <style:text-properties fo:font-size="11pt" fo:font-style="normal" officeooo:paragraph-rsid="000fdc3a" style:font-size-asian="11pt" style:font-style-asian="normal"/>
    </style:style>
    <style:style style:name="P15" style:family="paragraph" style:parent-style-name="Standard">
      <style:text-properties fo:font-size="11pt" fo:font-style="normal" officeooo:paragraph-rsid="000e83bf" style:font-size-asian="11pt" style:font-style-asian="normal"/>
    </style:style>
    <style:style style:name="P16" style:family="paragraph" style:parent-style-name="Standard">
      <style:text-properties fo:font-size="11pt" fo:font-style="normal" officeooo:rsid="000e83bf" officeooo:paragraph-rsid="000e83bf" style:font-size-asian="11pt" style:font-style-asian="normal"/>
    </style:style>
    <style:style style:name="P17" style:family="paragraph" style:parent-style-name="Standard">
      <style:text-properties fo:font-size="11pt" fo:font-style="normal" officeooo:rsid="0018ff96" officeooo:paragraph-rsid="0018ff96" style:font-size-asian="11pt" style:font-style-asian="normal"/>
    </style:style>
    <style:style style:name="P18" style:family="paragraph" style:parent-style-name="Standard">
      <style:text-properties fo:font-size="11pt" fo:font-style="normal" officeooo:rsid="00195c07" officeooo:paragraph-rsid="000704e0" style:font-size-asian="11pt" style:font-style-asian="normal"/>
    </style:style>
    <style:style style:name="P19" style:family="paragraph" style:parent-style-name="Standard">
      <style:text-properties fo:font-size="11pt" fo:font-style="normal" officeooo:paragraph-rsid="000704e0" style:font-size-asian="11pt" style:font-style-asian="normal"/>
    </style:style>
    <style:style style:name="P20" style:family="paragraph" style:parent-style-name="Standard">
      <style:text-properties fo:font-size="11pt" fo:font-style="normal" officeooo:rsid="001dd809" officeooo:paragraph-rsid="001dd809" style:font-size-asian="11pt" style:font-style-asian="normal"/>
    </style:style>
    <style:style style:name="P21" style:family="paragraph" style:parent-style-name="Standard">
      <style:text-properties fo:font-size="11pt" fo:font-style="normal" officeooo:rsid="001dd809" officeooo:paragraph-rsid="000704e0" fo:background-color="#ffff00" style:font-size-asian="11pt" style:font-style-asian="normal"/>
    </style:style>
    <style:style style:name="P22" style:family="paragraph" style:parent-style-name="Table_20_Contents">
      <style:text-properties officeooo:paragraph-rsid="00224cb2"/>
    </style:style>
    <style:style style:name="P23" style:family="paragraph" style:parent-style-name="Table_20_Contents">
      <style:text-properties officeooo:rsid="00225871" officeooo:paragraph-rsid="00225871"/>
    </style:style>
    <style:style style:name="P24" style:family="paragraph" style:parent-style-name="Table_20_Contents">
      <style:text-properties officeooo:rsid="00225871" officeooo:paragraph-rsid="0025892e"/>
    </style:style>
    <style:style style:name="P25" style:family="paragraph" style:parent-style-name="Table_20_Contents">
      <style:text-properties officeooo:paragraph-rsid="0025892e"/>
    </style:style>
    <style:style style:name="P26" style:family="paragraph" style:parent-style-name="Table_20_Contents">
      <style:text-properties officeooo:rsid="0025892e" officeooo:paragraph-rsid="0025892e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style="italic" style:font-size-asian="11pt" style:font-style-asian="italic"/>
    </style:style>
    <style:style style:name="T4" style:family="text">
      <style:text-properties fo:font-size="11pt" fo:font-style="italic" fo:background-color="#ffff00" loext:char-shading-value="0" style:font-size-asian="11pt" style:font-style-asian="italic"/>
    </style:style>
    <style:style style:name="T5" style:family="text">
      <style:text-properties fo:font-size="11pt" fo:font-style="normal" style:font-size-asian="11pt" style:font-style-asian="normal"/>
    </style:style>
    <style:style style:name="T6" style:family="text">
      <style:text-properties fo:font-size="11pt" fo:font-style="normal" fo:background-color="#ffff00" loext:char-shading-value="0" style:font-size-asian="11pt" style:font-style-asian="normal"/>
    </style:style>
    <style:style style:name="T7" style:family="text">
      <style:text-properties fo:font-size="11pt" fo:background-color="#ffff00" loext:char-shading-value="0" style:font-size-asian="11pt"/>
    </style:style>
    <style:style style:name="T8" style:family="text">
      <style:text-properties officeooo:rsid="0023cd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207717926016">
          <table:table-cell table:style-name="Tabla1.A1" office:value-type="string">
            <text:p text:style-name="Standard"><text:s/><text:span text:style-name="T1">Base de datos: comercio. </text:span></text:p>
          </table:table-cell>
        </table:table-row>
        <table:table-row table:style-name="TableLine2207717924112">
          <table:table-cell table:style-name="Tabla1.A2" office:value-type="string">
            <text:p text:style-name="P3">1. Realiza el producto cartesiano entre la tabla municipio y la tabla provincia.</text:p>
            <text:p text:style-name="P5">select * from municipio,provincia;</text:p>
            <text:p text:style-name="P5"/>
            <text:p text:style-name="P5"/>
            <text:p text:style-name="P3">2. Añade a la sentencia del ejercicio anterior la condición WHERE necesaria para que sólo se muestren las filas con los municipios y sus provincias correspondientes.</text:p>
            <text:p text:style-name="P5">select * from provincia,municipio where provincia=provincia.codigo;</text:p>
            <text:p text:style-name="P5"/>
            <text:p text:style-name="P1"><text:span text:style-name="T2">3</text:span><text:span text:style-name="T7">. Modifica la sentencia anterior para obtener únicamente el nombre del municipio y el de la provincia a la que pertenece.</text:span></text:p>
            <text:p text:style-name="P3"/>
            <text:p text:style-name="P6">select mun.nombre,prov.nombre from provincia prov,municipio mun where provincia=prov.codigo and mun.nombre like 'B%';</text:p>
            <text:p text:style-name="P4"/>
            <text:p text:style-name="P5"><text:line-break/></text:p>
            <text:p text:style-name="P3">4. Modifica la sentencia anterior para obtener únicamente las filas de aquellos municipios que empiezan por B.</text:p>
            <text:p text:style-name="P5"/>
            <text:p text:style-name="P6">select mun.nombre,prov.nombre from provincia prov,municipio mun where provincia=prov.codigo and mun.nombre like 'B%';</text:p>
            <text:p text:style-name="P6"/>
            <text:p text:style-name="P5"/>
            <text:p text:style-name="P5"/>
            <text:p text:style-name="P5">5. Realiza el producto cartesiano entre la tabla cliente y municipio.</text:p>
            <text:p text:style-name="P5"/>
            <text:p text:style-name="P5">select * from cliente,municipio;</text:p>
            <text:p text:style-name="P5"/>
            <text:p text:style-name="P5"/>
            <text:p text:style-name="P5"/>
            <text:p text:style-name="P5"/>
            <text:p text:style-name="P3">6. Añade a la sentencia del ejercicio anterior la condición WHERE necesaria para que sólo se muestren las filas con los clientes y el municipio al que pertenecen.</text:p>
            <text:p text:style-name="P5"/>
            <text:p text:style-name="P5">select * from cliente as cli ,municipio as mun where municipio=mun.codigo; </text:p>
            <text:p text:style-name="P5"/>
            <text:p text:style-name="P5"/>
            <text:p text:style-name="P3">7. Modifica la sentencia anterior para obtener el número de clientes de cada municipio.</text:p>
            <text:p text:style-name="P5">select * from cliente as cli ,municipio as mun where municipio=mun.codigo; </text:p>
            <text:p text:style-name="P5"/>
            <text:p text:style-name="P5"/>
            <text:p text:style-name="P2"><text:span text:style-name="T2">8. Escribe una sentencia que muestre el código de </text:span><text:span text:style-name="T3">ticket</text:span><text:span text:style-name="T5">, la fecha y el nombre del cliente. Utiliza la sintaxis SQL 92 y SQL 99.</text:span></text:p>
            <text:p text:style-name="P7"/>
            <text:p text:style-name="P8">SQL 92</text:p>
            <text:p text:style-name="P13"/>
            <text:p text:style-name="P14">select ticket.codigo,ticket.fecha,cliente.nombre from ticket,cliente where ticket.cliente=cliente.codigo</text:p>
            <text:p text:style-name="P14"/>
            <text:p text:style-name="P9"><text:s/>SQL 99.</text:p>
            <text:p text:style-name="P14">select t.codigo Num_ticket,t.fecha Fecha_ticket,c.nombre nombrecliente <text:line-break/>from ticket t inner join cliente c ON t.cliente=c.codigo;</text:p>
            <text:p text:style-name="P14"/>
            <text:p text:style-name="P14"/>
            <text:p text:style-name="P14"/>
            <text:p text:style-name="P15"/>
            <text:p text:style-name="P16"><text:soft-page-break/></text:p>
            <text:p text:style-name="P13"/>
            <text:p text:style-name="P2"><text:span text:style-name="T5">9. Escribe una sentencia que muestre el código de </text:span><text:span text:style-name="T3">ticket</text:span><text:span text:style-name="T5">, el número de línea, la descripción del artículo y la cantidad de unidades vendidas en dicha línea para todas las líneas del ticket con código 7. Utiliza la sintaxis SQL 92 y SQL 99.</text:span></text:p>
            <text:p text:style-name="P13"/>
            <text:p text:style-name="P10">SQL 92</text:p>
            <text:p text:style-name="P13"/>
            <text:p text:style-name="P7">select lin.ticket,lin.nlinea,art.descripcion,lin.cant from linea_ticket lin,articulo art<text:line-break/>where lin.articulo=art.codigo and lin.ticket=7;</text:p>
            <text:p text:style-name="P7"/>
            <text:p text:style-name="P13"/>
            <text:p text:style-name="P17">SQL92</text:p>
            <text:p text:style-name="P17"/>
            <text:p text:style-name="P11">select lin.ticket,lin.nlinea,art.descripcion,lin.cant from linea_ticket lin,articulo art<text:line-break/>where lin.articulo=art.codigo and lin.ticket=7;</text:p>
            <text:p text:style-name="P12"/>
            <text:p text:style-name="P13"/>
            <text:p text:style-name="P13"/>
            <text:p text:style-name="P13"/>
            <text:p text:style-name="P13"/>
            <text:p text:style-name="P13"/>
            <text:p text:style-name="P1"><text:span text:style-name="T5">1</text:span><text:span text:style-name="T6">0. Escribe una sentencia que muestre el código y fecha de cada </text:span><text:span text:style-name="T4">ticket </text:span><text:span text:style-name="T6">junto al nombre del cliente y el nombre del vendedor. Utiliza la sintaxis SQL 92 y SQL 99.</text:span></text:p>
            <text:p text:style-name="P18"/>
            <text:p text:style-name="P13">select t.codigo codigo_ticket,t.fecha,c.nombre cliente,v.nombre vendedor from ticket t,cliente c,vendedor v<text:line-break/>where t.cliente=c.codigo and t.vendedor=v.codigo;</text:p>
            <text:p text:style-name="P13"/>
            <text:p text:style-name="P13">select t.codigo codigo_ticket,t.fecha,c.nombre cliente,v.nombre vendedor from ticket t<text:line-break/>inner join cliente c on t.cliente=c.codigo <text:line-break/>inner join vendedor v on t.vendedor=c.codigo;</text:p>
            <text:p text:style-name="P13"/>
            <text:p text:style-name="P13"/>
            <text:p text:style-name="P2"><text:span text:style-name="T5">11. Escribe una sentencia que muestre el código y nombre de cada vendedor junto al número total de </text:span><text:span text:style-name="T3">tickets </text:span><text:span text:style-name="T5">en los que aparece. Utiliza la sintaxis SQL 92 y SQL 99.</text:span></text:p>
            <text:p text:style-name="P21"/>
            <text:p text:style-name="P20">select ticket.vendedor,vendedor.nombre,count(*) <text:s/>from ticket,vendedor <text:line-break/> where ticket.vendedor=vendedor.codigo <text:s/>group by vendedor;</text:p>
            <text:p text:style-name="P20"/>
            <text:p text:style-name="P20">select ticket.vendedor,vendedor.nombre,count(*) <text:s/>from ticket inner join <text:s/>vendedor <text:line-break/> on ticket.vendedor=vendedor.codigo <text:s/>group by vendedor;</text:p>
            <text:p text:style-name="P20"/>
            <text:p text:style-name="P20"><text:s/>select t.vendedor,v.nombre, count(*) cantidad <text:s/>from ticket t inner join <text:s/>vendedor v <text:line-break/> on t.vendedor=v.codigo <text:s/>group by vendedor;</text:p>
            <text:p text:style-name="P13"/>
            <text:p text:style-name="P13"/>
            <text:p text:style-name="P13"/>
            <text:p text:style-name="P1"><text:s/><text:span text:style-name="T2">12. Escribe una sentencia que muestre el código y fecha de cada </text:span><text:span text:style-name="T3">ticket</text:span><text:span text:style-name="T5">, junto al nombre y dirección completa (calle, código postal, municipio y provincia) del cliente. Utiliza la sintaxis SQL 92 y SQL 99. A continuación se muestra una de las líneas devueltas: </text:span></text:p>
            <text:p text:style-name="Standard"/>
            <text:p text:style-name="Standard"/>
            <text:p text:style-name="P13"><draw:frame draw:style-name="fr1" draw:name="Imagen1" text:anchor-type="char" svg:width="15.205cm" svg:height="1.005cm" draw:z-index="0"><draw:image xlink:href="Pictures/100000000000035E000000394B0D65C39AEB3EDC.png" xlink:type="simple" xlink:show="embed" xlink:actuate="onLoad" draw:mime-type="image/png"/></draw:frame></text:p>
            <text:p text:style-name="Standard"/>
            <text:p text:style-name="Standard"/>
            <text:p text:style-name="Standard"/>
            <text:p text:style-name="Standard"><text:soft-page-break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Line2207717930640">
          <table:table-cell table:style-name="Tabla1.A2" office:value-type="string">
            <text:p text:style-name="Table_20_Contents">Base de datos: comercio.</text:p>
          </table:table-cell>
        </table:table-row>
        <table:table-row table:style-name="TableLine2207717930912">
          <table:table-cell table:style-name="Tabla1.A2" office:value-type="string">
            <text:p text:style-name="Table_20_Contents">13. Mostrar el código de ticket, fecha y nombre del cliente sin que se pierda ningún ticket,</text:p>
            <text:p text:style-name="Table_20_Contents">aunque su cliente sea NULL.</text:p>
            <text:p text:style-name="Table_20_Contents"/>
            <text:p text:style-name="P26"/>
            <text:p text:style-name="P25"/>
            <text:p text:style-name="Table_20_Contents"/>
            <text:p text:style-name="P2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4. Mostrar el nombre y dirección de los clientes junto con el nombre de su municipio sin</text:p>
            <text:p text:style-name="Table_20_Contents">perder aquellos municipios que no tienen clientes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5. Escribe una consulta que devuelva el código de ticket, línea, código y descripción del</text:p>
            <text:p text:style-name="Table_20_Contents">artículo para todas las líneas del ticket 108, aunque el código de artículo sea nulo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6. Si has resuelto la sentencia anterior con RIGHT JOIN, resuélvela con LEFT JOIN. Si la</text:p>
            <text:p text:style-name="Table_20_Contents">has resuelto con LEFT JOIN, resuélvela con RIGHT JOIN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7. Mostrar el nombre de cada municipio y el número de clientes residiendo en cada uno de</text:p>
            <text:p text:style-name="Table_20_Contents">ellos. Los municipios que no tienen ningún cliente no aparecerán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8. Mostrar el nombre de cada municipio y el número de clientes residiendo en cada uno de</text:p>
            <text:p text:style-name="P22">ellos. Los que no tienen ningún cliente también aparecerán.</text:p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>19. Escribe una consulta que devuelva el código y fecha de cada ticket junto al nombre del</text:p>
            <text:p text:style-name="Table_20_Contents">vendedor que realizó la venta y el nombre del cliente destinatario del ticket. No se debe</text:p>
            <text:p text:style-name="Table_20_Contents">perder ningún ticket aunque no tenga código de vendedor o código de cliente.</text:p>
            <text:p text:style-name="Table_20_Contents"/>
            <text:p text:style-name="Table_20_Contents"/>
            <text:p text:style-name="Table_20_Contents"/>
            <text:p text:style-name="Table_20_Contents">20. Obtén el nombre de los clientes y el número de tickets en los que aparece cada uno.</text:p>
            <text:p text:style-name="Table_20_Contents">También se mostrará el nombre de los clientes que no aparecen en ningún ticket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1. Escribe una sentencia que muestre el código y nombre de cada vendedor y el total de</text:p>
            <text:p text:style-name="Table_20_Contents">ventas (importe total de sus tickets ignorando posibles descuentos e impuestos)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2. Escribe una sentencia que muestre el nombre de la provincia y la cantidad total de artículos</text:p>
            <text:p text:style-name="Table_20_Contents">vendidos a clientes que residen en dicha provincia.</text:p>
            <text:p text:style-name="P22"/>
            <text:p text:style-name="P22"/>
            <text:p text:style-name="P22"/>
            <text:p text:style-name="P22"/>
            <text:p text:style-name="P22">23. Escribe una consulta que muestre el código y nombre de aquellos clientes de la provincia</text:p>
            <text:p text:style-name="Table_20_Contents">de Castellón (con código de provincia ‘CA’) que en total han gastado más de 100 euros</text:p>
            <text:p text:style-name="Table_20_Contents">(ignora descuentos e impuestos)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4. Escribe una consulta que obtenga el nombre de cada vendedor y el de su jefe.</text:p>
          </table:table-cell>
        </table:table-row>
        <table:table-row table:style-name="TableLine2207717931184">
          <table:table-cell table:style-name="Tab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5:43:00</meta:creation-date>
    <meta:initial-creator>Jesús García</meta:initial-creator>
    <dc:date>2021-03-16T13:48:22.925000000</dc:date>
    <meta:editing-duration>PT19H1M10S</meta:editing-duration>
    <meta:editing-cycles>13</meta:editing-cycles>
    <meta:generator>LibreOffice/7.0.4.2$Windows_X86_64 LibreOffice_project/dcf040e67528d9187c66b2379df5ea4407429775</meta:generator>
    <meta:document-statistic meta:table-count="1" meta:image-count="1" meta:object-count="0" meta:page-count="4" meta:paragraph-count="60" meta:word-count="828" meta:character-count="5476" meta:non-whitespace-character-count="4682"/>
  </office:meta>
</office:document-meta>
</file>